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2" table:style-name="ta1">
        <table:table-column table:style-name="co1" table:number-columns-repeated="16384" table:default-cell-style-name="ce1"/>
        <table:table-row table:style-name="ro1">
          <table:table-cell office:value-type="float" office:value="66" table:style-name="ce1">
            <text:p>66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97" table:style-name="ce1">
            <text:p>97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99" table:style-name="ce1">
            <text:p>99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94" table:style-name="ce1">
            <text:p>94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83" table:style-name="ce1">
            <text:p>83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57" table:style-name="ce1">
            <text:p>57</text:p>
          </table:table-cell>
          <table:table-cell office:value-type="float" office:value="98" table:style-name="ce1">
            <text:p>98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2018-6</meta:initial-creator>
    <dc:creator>2018-6</dc:creator>
    <meta:creation-date>2020-09-25T18:43:53Z</meta:creation-date>
    <dc:date>2020-09-25T18:50:33Z</dc:date>
  </office:meta>
</office:document-meta>
</file>